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/>
    <style:style style:name="ce1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19" style:family="table-cell" style:parent-style-name="Default" style:data-style-name="N1003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9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1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15" office:value-type="string" calcext:value-type="string">
            <text:p>Why you won’t be buying a coffee with bitcoin anytime soo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ttp://www.ibtimes.com/could-online-harassment-slow-blockchains-growth-2562119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15" office:value-type="string" calcext:value-type="string">
            <text:p>Could Online Harassment Slow Blockchain’s Growth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ttps://venturebeat.com/2017/07/08/why-bitcoins-value-could-get-even-more-volatile/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15" office:value-type="string" calcext:value-type="string">
            <text:p>Why Bitcoin’s value could get even more volati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table:style-name="ce1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ttp://www.newsweek.com/2017/07/21/zug-switzerland-crypto-valley-bitcoin-digital-currency-634524.html</text:p>
          </table:table-cell>
          <table:table-cell table:style-name="ce1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</table:table-row>
        <table:table-row table:style-name="ro1">
          <table:table-cell table:style-name="ce15" office:value-type="string" calcext:value-type="string">
            <text:p>http://www.newsbtc.com/2017/07/16/tezos-outdoes-icos-now-breaks-bancors-earlier-record/</text:p>
          </table:table-cell>
          <table:table-cell table:style-name="ce1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ezos Outdoes All the Other ICOs until Now, Breaks Bancor’s Record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ttp://www.coindesk.com/moon-blockchains-big-hiring-crunch-last-years/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o the Moon? Blockchain's Hiring Crunch Could Last Year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ttp://www.mcall.com/news/police/mc-nws-montgomery-bitcoin-theft-federal-charges-20170719-story.html</text:p>
          </table:table-cell>
          <table:table-cell table:style-name="ce1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15" office:value-type="string" calcext:value-type="string">
            <text:p>Montco man tells feds he stole $40M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</table:table-row>
        <table:table-row table:style-name="ro1" table:number-rows-repeated="10482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328:Sheet1.AMJ3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4:52:19.607637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15:05:05.264654042</dc:date>
    <meta:generator>LibreOffice/5.3.3.2$Linux_X86_64 LibreOffice_project/30m0$Build-2</meta:generator>
    <meta:editing-duration>PT46M46S</meta:editing-duration>
    <meta:editing-cycles>82</meta:editing-cycles>
    <meta:document-statistic meta:table-count="1" meta:cell-count="2154" meta:object-count="0"/>
  </office:meta>
</office:document-meta>
</file>